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Event.setActivityName( String activ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setActivity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getActivityDeclar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setActivityDeclarationId( int declar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setActivityType( String activi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getActiv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getActivi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Event.Activity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